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ans-serif" svg:font-family="sans-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font-size="20pt" style:text-underline-style="none" fo:font-weight="bold"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text-align="justify"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10" style:family="paragraph" style:parent-style-name="Standard">
      <style:paragraph-properties fo:text-align="justify" style:justify-single-word="false"/>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11" style:family="paragraph" style:parent-style-name="Standard">
      <style:paragraph-properties fo:text-align="start" style:justify-single-word="false"/>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justify" style:justify-single-word="false"/>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P13" style:family="paragraph" style:parent-style-name="Standard">
      <style:paragraph-properties fo:text-align="center" style:justify-single-word="false"/>
      <style:text-properties fo:font-size="11pt" style:text-underline-style="none" fo:font-weight="normal"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fo:font-size="16pt" style:text-underline-style="none" fo:font-weight="normal"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fo:font-size="16pt"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P16" style:family="paragraph" style:parent-style-name="Standard">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Times New Roman1" fo:font-weight="bold" style:font-weight-asian="bold" style:font-weight-complex="bold"/>
    </style:style>
    <style:style style:name="T4"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5" style:family="text">
      <style:text-properties fo:color="#000000" style:font-name="sans-serif" fo:font-size="9.75pt" fo:letter-spacing="normal" fo:font-style="italic" style:text-underline-style="none" fo:font-weight="bold" style:font-size-asian="12pt" style:font-style-asian="normal" style:font-weight-asian="bold" style:font-size-complex="12pt" style:font-style-complex="normal" style:font-weight-complex="bold"/>
    </style:style>
    <style:style style:name="T6" style:family="text">
      <style:text-properties fo:color="#000000" style:font-name="sans-serif" fo:font-size="9.75pt" fo:letter-spacing="normal" fo:font-style="italic" fo:font-weight="bold" style:font-weight-asian="bold" style:font-weight-complex="bold"/>
    </style:style>
    <style:style style:name="T7" style:family="text">
      <style:text-properties fo:color="#000000" style:font-name="sans-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igitallabor - Versuch 4</text:p>
      <text:p text:style-name="P13">Versuch: Nutzung des UConnect XE166 Real Time Signal Controllers</text:p>
      <text:p text:style-name="P14"/>
      <text:p text:style-name="P15">Aufgabe 1:</text:p>
      <text:p text:style-name="P15"/>
      <text:p text:style-name="P4">Aufgabenstellung:</text:p>
      <text:p text:style-name="P3">Schreiben Sie ein Assembler Programm, das LED1 leuchten lässt, wenn die Taste T1 gedrückt wird und LED2 leuchten lässt, wenn die Taste T2 gedrückt wird. Die Initialisierung des Ports P0 führen Sie in einem Unterprogramm "PortInit" aus, das die Pins für Tasten und Schalter auf Eingang, die für die LEDs auf Ausgang stellt. Die Richtungsregister heißen P0_IOCR_0 bis P0_IOCR_7 für Portpin 0 bis 7. </text:p>
      <text:p text:style-name="P3">Das Hauptprogramm geht nach dem Aufruf von PortInit in eine Endlosschleife. Wie viele Befehle brauchen Sie in dieser Schleife? → <text:span text:style-name="T2">Wir haben es mit vier Befehlen gelöst.</text:span></text:p>
      <text:p text:style-name="P2"/>
      <text:p text:style-name="P4">Quellcode:</text:p>
      <text:p text:style-name="P4"/>
      <text:p text:style-name="P11">;$NONSEGMENTED <text:s text:c="13"/>; Nur Tiny Model möglich</text:p>
      <text:p text:style-name="P7">$MODV2 <text:s text:c="16"/><text:span text:style-name="T1">; Code fuer 161/163/164/165/167</text:span></text:p>
      <text:p text:style-name="P7">$NOLIST</text:p>
      <text:p text:style-name="P7">$INCLUDE (REG167.INC) <text:s text:c="2"/><text:span text:style-name="T1">; include CPU definition file </text:span></text:p>
      <text:p text:style-name="P7">$LIST</text:p>
      <text:p text:style-name="P11">;</text:p>
      <text:p text:style-name="P11">;<text:tab/>TITLE &lt;Mein Text&gt;</text:p>
      <text:p text:style-name="P11">;</text:p>
      <text:p text:style-name="P11">;<text:tab/>Prozessor Definitionen</text:p>
      <text:p text:style-name="P11">;</text:p>
      <text:p text:style-name="P11">;------------------------------------------------------------</text:p>
      <text:p text:style-name="P11">; Hier folgen Ihre Konstanten Definitionen</text:p>
      <text:p text:style-name="P11">;</text:p>
      <text:p text:style-name="P7">Ora <text:s text:c="4"/><text:tab/>EQU<text:tab/>0<text:tab/>;Portbit für Ora</text:p>
      <text:p text:style-name="P7">Schalter1<text:tab/>EQU 0</text:p>
      <text:p text:style-name="P7">Schalter2<text:tab/>EQU 1</text:p>
      <text:p text:style-name="P7">Taster1<text:tab/><text:tab/>EQU 2</text:p>
      <text:p text:style-name="P7">Taster2<text:tab/><text:tab/>EQU 3</text:p>
      <text:p text:style-name="P7">LED1_ROT<text:tab/>EQU 4</text:p>
      <text:p text:style-name="P7">LED2_GELB<text:tab/>EQU 5</text:p>
      <text:p text:style-name="P7">LED3_GRUEN<text:tab/>EQU 6</text:p>
      <text:p text:style-name="P7">LED4_ROT<text:tab/>EQU 7</text:p>
      <text:p text:style-name="P7"/>
      <text:p text:style-name="P7"/>
      <text:p text:style-name="P7">Datenspeicher<text:tab/>SECTION Data</text:p>
      <text:p text:style-name="P11">;------------------------------------------------------------</text:p>
      <text:p text:style-name="P11">; Hier folgen Ihre Speicher Vereinbarungen</text:p>
      <text:p text:style-name="P11">;</text:p>
      <text:p text:style-name="P7">Mein_Speicher <text:s text:c="10"/>DB <text:s text:c="5"/>12 <text:s text:c="5"/>;Byte Initialisiert</text:p>
      <text:p text:style-name="P7">Mein_Speicher1 <text:s text:c="9"/>DW <text:s text:c="5"/>65 <text:s text:c="5"/>;Word Initialisiert</text:p>
      <text:p text:style-name="P7">Mein_Speicher2 <text:s text:c="9"/>DD <text:s text:c="5"/>4711</text:p>
      <text:p text:style-name="P7">Mein_Text <text:s text:c="14"/>DB <text:s text:c="5"/>'ASCII Text'</text:p>
      <text:p text:style-name="P7"/>
      <text:p text:style-name="P7">Datenspeicher<text:tab/>ENDS</text:p>
      <text:p text:style-name="P11">;</text:p>
      <text:p text:style-name="P11">;</text:p>
      <text:p text:style-name="P7">Programme<text:tab/>Section Code</text:p>
      <text:p text:style-name="P7">ASSUME<text:tab/>DPP3:SYSTEM</text:p>
      <text:p text:style-name="P7">ASSUME <text:s/>DPP0:Datenspeicher</text:p>
      <text:p text:style-name="P11">;------------------------------------------------------------</text:p>
      <text:p text:style-name="P11">; Hier stehen Ihre Unterprogramme</text:p>
      <text:p text:style-name="P11">;</text:p>
      <text:p text:style-name="P11"><text:soft-page-break/>;</text:p>
      <text:p text:style-name="P11">;PInit<text:tab/>Initialisiert den Port Px</text:p>
      <text:p text:style-name="P11">;=====</text:p>
      <text:p text:style-name="P11">;<text:tab/>I: nix</text:p>
      <text:p text:style-name="P11">;<text:tab/>O: nix</text:p>
      <text:p text:style-name="P11">;<text:tab/>Z: Register, die zerstört werden.</text:p>
      <text:p text:style-name="P11">;</text:p>
      <text:p text:style-name="P7">MyUp1<text:tab/>PROC NEAR</text:p>
      <text:p text:style-name="P7"/>
      <text:p text:style-name="P7"><text:tab/>Ret</text:p>
      <text:p text:style-name="P7">MyUp1<text:tab/>EndP</text:p>
      <text:p text:style-name="P7"/>
      <text:p text:style-name="P7">PortInit PROC</text:p>
      <text:p text:style-name="P7"><text:tab/>mov r0,#0x0080</text:p>
      <text:p text:style-name="P7"><text:tab/>mov P0_IOCR_4,r0</text:p>
      <text:p text:style-name="P7"><text:tab/>mov P0_IOCR_5,r0</text:p>
      <text:p text:style-name="P7"><text:tab/>mov P0_IOCR_6,r0</text:p>
      <text:p text:style-name="P7"><text:tab/>mov P0_IOCR_7,r0</text:p>
      <text:p text:style-name="P7"/>
      <text:p text:style-name="P7"><text:tab/>mov r0,#0x0000</text:p>
      <text:p text:style-name="P7"><text:tab/>mov P0_IOCR_0,r0</text:p>
      <text:p text:style-name="P7"><text:tab/>mov P0_IOCR_1,r0</text:p>
      <text:p text:style-name="P7"><text:tab/>mov P0_IOCR_2,r0</text:p>
      <text:p text:style-name="P7"><text:tab/>mov P0_IOCR_3,r0</text:p>
      <text:p text:style-name="P7"><text:tab/>ret</text:p>
      <text:p text:style-name="P7">PortInit EndP</text:p>
      <text:p text:style-name="P7"/>
      <text:p text:style-name="P11">;------------------------------------------------------------</text:p>
      <text:p text:style-name="P11">; Hier startet das Hauptprogramm</text:p>
      <text:p text:style-name="P11">;</text:p>
      <text:p text:style-name="P7">A_RESET<text:tab/>PROC TASK STARTUP INTNO RESET = 0</text:p>
      <text:p text:style-name="P7"><text:tab/>mov<text:tab/>r0,BUSCON0</text:p>
      <text:p text:style-name="P7"><text:tab/>and<text:tab/>r0,#0xFF00</text:p>
      <text:p text:style-name="P7"><text:tab/>mov<text:tab/>BUSCON0,r0</text:p>
      <text:p text:style-name="P7"><text:tab/>mov<text:tab/>dpp0,#PAG Datenspeicher<text:tab/><text:tab/>;Page von Datenspeicher =&gt; DPP0</text:p>
      <text:p text:style-name="P7"><text:tab/>mov <text:tab/>KSCCFG,#0x0003; <text:s text:c="4"/><text:tab/><text:tab/>;Module Enable</text:p>
      <text:p text:style-name="P7"><text:tab/>mov <text:tab/>R0,KSCCFG<text:tab/><text:tab/><text:tab/>;wieder ruecklesen</text:p>
      <text:p text:style-name="P7"><text:tab/>JMP<text:tab/>Main<text:tab/></text:p>
      <text:p text:style-name="P7">A_RESET<text:tab/>EndP</text:p>
      <text:p text:style-name="P7"/>
      <text:p text:style-name="P7">MAIN<text:tab/>Proc</text:p>
      <text:p text:style-name="P11">;------------------------------------------------------------</text:p>
      <text:p text:style-name="P11">;Hier geht Ihr Hauptprogramm los</text:p>
      <text:p text:style-name="P11">;</text:p>
      <text:p text:style-name="P7"><text:tab/>Call PortInit</text:p>
      <text:p text:style-name="P7"><text:tab/>Loop:</text:p>
      <text:p text:style-name="P7"><text:tab/>BMOV R0.0,P0_IN.Taster1</text:p>
      <text:p text:style-name="P7"><text:tab/>BMOV P0_OUT.LED1_ROT,R0.0</text:p>
      <text:p text:style-name="P7"><text:tab/>BMOV R0.0,P0_IN.Taster2</text:p>
      <text:p text:style-name="P7"><text:tab/>BMOV P0_OUT.LED2_GELB,R0.0</text:p>
      <text:p text:style-name="P7"><text:tab/>jmp Loop</text:p>
      <text:p text:style-name="P7"><text:tab/><text:tab/></text:p>
      <text:p text:style-name="P7"><text:tab/>Call<text:tab/>MyUp1<text:tab/></text:p>
      <text:p text:style-name="P7"/>
      <text:p text:style-name="P7">Forever:</text:p>
      <text:p text:style-name="P7"/>
      <text:p text:style-name="P7"/>
      <text:p text:style-name="P7"><text:tab/>jmp<text:tab/><text:tab/>Forever</text:p>
      <text:p text:style-name="P11">;</text:p>
      <text:p text:style-name="P11">; <text:s/>Notstop</text:p>
      <text:p text:style-name="P11">;</text:p>
      <text:p text:style-name="P7">StopJetzt:<text:tab/>JMP<text:tab/>StopJetzt</text:p>
      <text:p text:style-name="P7"/>
      <text:p text:style-name="P7"><text:soft-page-break/>Main<text:tab/><text:tab/>ENDP</text:p>
      <text:p text:style-name="P7"/>
      <text:p text:style-name="P7">Programme<text:tab/>ENDS</text:p>
      <text:p text:style-name="P11">;</text:p>
      <text:p text:style-name="P7"/>
      <text:p text:style-name="P7"><text:tab/>END</text:p>
      <text:p text:style-name="P7"/>
      <text:p text:style-name="P7"/>
      <text:p text:style-name="P7"/>
      <text:p text:style-name="P15">Aufgabe 2:</text:p>
      <text:p text:style-name="P15"/>
      <text:p text:style-name="P4">Aufgabenstellung:</text:p>
      <text:p text:style-name="P2">Erweitern Sie die Lösung aus Aufgabe 1 so, dass die Tasten nur dann eine Wirkung haben, wenn der entsprechende Schalter "oben" steht. </text:p>
      <text:p text:style-name="P2">Tipp: Als Zwischenspeicher für einzelne Bits können Sie die Bits der GPRs (R0 bis R15) verwenden, da diese ja ebenfalls bitadressierbar sind.</text:p>
      <text:p text:style-name="P16"><text:span text:style-name="T4">→ Zur Lösung der Aufgabe haben wir folgende logische Gleichung aufgestellt und dann in Assembler Code umgesetzt:<text:tab/><text:tab/> </text:span></text:p>
      <text:p text:style-name="P16"><text:span text:style-name="T7"/></text:p>
      <text:p text:style-name="P1"><text:span text:style-name="T6">¬</text:span><text:span text:style-name="T3"> </text:span><text:span text:style-name="T4">LED1 = </text:span><text:span text:style-name="T5">¬</text:span><text:span text:style-name="T4"> T1 &amp; S1</text:span></text:p>
      <text:p text:style-name="P2"/>
      <text:p text:style-name="P4">Quellcode:</text:p>
      <text:p text:style-name="P9"/>
      <text:p text:style-name="P9">.</text:p>
      <text:p text:style-name="P9">.</text:p>
      <text:p text:style-name="P9">.</text:p>
      <text:p text:style-name="P9"/>
      <text:p text:style-name="P7">MAIN<text:tab/>Proc</text:p>
      <text:p text:style-name="P11">;------------------------------------------------------------</text:p>
      <text:p text:style-name="P11">;Hier geht Ihr Hauptprogramm los</text:p>
      <text:p text:style-name="P11">;</text:p>
      <text:p text:style-name="P7"><text:tab/>Call PortInit</text:p>
      <text:p text:style-name="P7"><text:tab/>Loop:</text:p>
      <text:p text:style-name="P7"><text:tab/>BMOVN R0.0,P0_IN.Taster1</text:p>
      <text:p text:style-name="P7"><text:tab/>BAND R0.0,P0_IN.Schalter1</text:p>
      <text:p text:style-name="P7"><text:tab/>BMOVN P0_OUT.LED1_ROT,R0.0</text:p>
      <text:p text:style-name="P7"><text:tab/>BMOVN R0.0,P0_IN.Taster2</text:p>
      <text:p text:style-name="P7"><text:tab/>BAND R0.0,P0_IN.Schalter2</text:p>
      <text:p text:style-name="P7"><text:tab/>BMOVN P0_OUT.LED2_GELB,R0.0</text:p>
      <text:p text:style-name="P7"><text:tab/>jmp Loop</text:p>
      <text:p text:style-name="P7"><text:tab/><text:tab/></text:p>
      <text:p text:style-name="P7"><text:tab/>Call<text:tab/>MyUp1<text:tab/></text:p>
      <text:p text:style-name="P7"/>
      <text:p text:style-name="P7">Forever:</text:p>
      <text:p text:style-name="P7"/>
      <text:p text:style-name="P7"/>
      <text:p text:style-name="P7"><text:tab/>jmp<text:tab/><text:tab/>Forever</text:p>
      <text:p text:style-name="P11">;</text:p>
      <text:p text:style-name="P11">; <text:s/>Notstop</text:p>
      <text:p text:style-name="P11">;</text:p>
      <text:p text:style-name="P7">StopJetzt:<text:tab/>JMP<text:tab/>StopJetzt</text:p>
      <text:p text:style-name="P7"/>
      <text:p text:style-name="P7">Main<text:tab/><text:tab/>ENDP</text:p>
      <text:p text:style-name="P7"/>
      <text:p text:style-name="P7">Programme<text:tab/>ENDS</text:p>
      <text:p text:style-name="P11">;</text:p>
      <text:p text:style-name="P7"/>
      <text:p text:style-name="P7"><text:tab/>END</text:p>
      <text:p text:style-name="P7"/>
      <text:p text:style-name="P7"><text:soft-page-break/></text:p>
      <text:p text:style-name="P15">Aufgabe 3:</text:p>
      <text:p text:style-name="P15"/>
      <text:p text:style-name="P4">Aufgabenstellung:</text:p>
      <text:p text:style-name="P5"><text:span text:style-name="T8">In dieser Aufgabe wollen wir uns auf das Niveau eines einfacheren Desktop Prozessors hinabbegeben, der keine Bitbefehle kennt. Lösen Sie die Aufgabe 1 unter Verzicht auf die Einzelbit-Befehle des C166. </text:span></text:p>
      <text:p text:style-name="P5"><text:span text:style-name="T8"/></text:p>
      <text:p text:style-name="P5">Quellcode:</text:p>
      <text:p text:style-name="P5"/>
      <text:p text:style-name="P10">.</text:p>
      <text:p text:style-name="P10">.</text:p>
      <text:p text:style-name="P10">.</text:p>
      <text:p text:style-name="P10"/>
      <text:p text:style-name="P8">MAIN<text:tab/>Proc</text:p>
      <text:p text:style-name="P12">;------------------------------------------------------------</text:p>
      <text:p text:style-name="P12">;Hier geht Ihr Hauptprogramm los</text:p>
      <text:p text:style-name="P12">;</text:p>
      <text:p text:style-name="P8"><text:tab/>Call PortInit</text:p>
      <text:p text:style-name="P8"/>
      <text:p text:style-name="P8"><text:tab/>Loop:</text:p>
      <text:p text:style-name="P8"/>
      <text:p text:style-name="P8"><text:tab/>Mov r0,P0_IN</text:p>
      <text:p text:style-name="P8"><text:tab/>And r0,#0x0004</text:p>
      <text:p text:style-name="P8"><text:tab/>Jmp cc_NZ,Ist_Eins_1</text:p>
      <text:p text:style-name="P8"><text:tab/>And P0_OUT,#0xFFEF</text:p>
      <text:p text:style-name="P8"><text:tab/>Jmp cc_UC,Fertig_1</text:p>
      <text:p text:style-name="P8"><text:tab/>Ist_Eins_1:</text:p>
      <text:p text:style-name="P8"><text:tab/>Or P0_OUT,#0x0010</text:p>
      <text:p text:style-name="P8"><text:tab/>Fertig_1:</text:p>
      <text:p text:style-name="P8"/>
      <text:p text:style-name="P8"><text:tab/>Mov r0,P0_IN</text:p>
      <text:p text:style-name="P8"><text:tab/>And r0,#0x0008</text:p>
      <text:p text:style-name="P8"><text:tab/>Jmp cc_NZ,Ist_Eins_2</text:p>
      <text:p text:style-name="P8"><text:tab/>And P0_OUT,#0xFFDF</text:p>
      <text:p text:style-name="P8"><text:tab/>Jmp cc_UC,Fertig_2</text:p>
      <text:p text:style-name="P8"><text:tab/>Ist_Eins_2:</text:p>
      <text:p text:style-name="P8"><text:tab/>Or P0_OUT,#0x0020</text:p>
      <text:p text:style-name="P8"><text:tab/>Fertig_2:</text:p>
      <text:p text:style-name="P8"/>
      <text:p text:style-name="P8"><text:tab/>jmp Loop</text:p>
      <text:p text:style-name="P8"><text:tab/><text:tab/></text:p>
      <text:p text:style-name="P8"><text:tab/>Call<text:tab/>MyUp1<text:tab/></text:p>
      <text:p text:style-name="P8"/>
      <text:p text:style-name="P8">Forever:</text:p>
      <text:p text:style-name="P8"/>
      <text:p text:style-name="P8"/>
      <text:p text:style-name="P8"><text:tab/>jmp<text:tab/><text:tab/>Forever</text:p>
      <text:p text:style-name="P12">;</text:p>
      <text:p text:style-name="P12">; <text:s/>Notstop</text:p>
      <text:p text:style-name="P12">;</text:p>
      <text:p text:style-name="P8">StopJetzt:<text:tab/>JMP<text:tab/>StopJetzt</text:p>
      <text:p text:style-name="P8"/>
      <text:p text:style-name="P8">Main<text:tab/><text:tab/>ENDP</text:p>
      <text:p text:style-name="P8"/>
      <text:p text:style-name="P8">Programme<text:tab/>ENDS</text:p>
      <text:p text:style-name="P12">;</text:p>
      <text:p text:style-name="P8"/>
      <text:p text:style-name="P8"><text:tab/>END</text:p>
      <text:p text:style-name="P8"/>
      <text:p text:style-name="P15"><text:soft-page-break/>Aufgabe 4:</text:p>
      <text:p text:style-name="P15"/>
      <text:p text:style-name="P4">Aufgabenstellung:</text:p>
      <text:p text:style-name="P3">Schreiben Sie ein Unterprogramm "Delay", das nichts anderes macht, als etwa eine halbe Sekunde zu warten. Nutzen Sie das UP um LED3 im Sekundentakt blinken zu lassen. Wenn das klappt, fügen Sie die beiden Befehle aus Aufgabe 1, die die LEDs bedienen, zu Ihrem Hauptprogramm dazu. Das UP "Delay" lassen Sie selbstverständlich unverändert. Gehen die LEDs an, wenn Sie auf die Tasten drücken? → <text:span text:style-name="T2">Die LEDs lassen sich nur noch verzögert steuern, da sich der Prozessor ja zum Zeitpunkt an dem der Schalter betätigt wird eventuell in einer der Warteschleifen befindet.</text:span></text:p>
      <text:p text:style-name="P3"><text:span text:style-name="T2">→ Als Wartedauer haben wir 3162 gewählt, was in etwa die Quadratwurzel von 10.000.000 ist (Wir haben mit zwei verschachtelten Schleifen gearbeitet, also quadratische Laufzeit). Somit entspricht jeder Aufruf der Warteschleife etwa einer halben Sekunde (Prozessortakt = 20MHz).</text:span></text:p>
      <text:p text:style-name="P3"/>
      <text:p text:style-name="P5">Quellcode:</text:p>
      <text:p text:style-name="P5"/>
      <text:p text:style-name="P12">;$NONSEGMENTED <text:s text:c="13"/>; Nur Tiny Model möglich</text:p>
      <text:p text:style-name="P8">$MODV2 <text:s text:c="16"/><text:span text:style-name="T1">; Code fuer 161/163/164/165/167</text:span></text:p>
      <text:p text:style-name="P8">$NOLIST</text:p>
      <text:p text:style-name="P8">$INCLUDE (REG167.INC) <text:s/><text:span text:style-name="T1"><text:s/>; include CPU definition file </text:span></text:p>
      <text:p text:style-name="P8">$LIST</text:p>
      <text:p text:style-name="P12">;</text:p>
      <text:p text:style-name="P12">;<text:tab/>TITLE &lt;Mein Text&gt;</text:p>
      <text:p text:style-name="P12">;</text:p>
      <text:p text:style-name="P12">;<text:tab/>Prozessor Definitionen</text:p>
      <text:p text:style-name="P12">;</text:p>
      <text:p text:style-name="P12">;------------------------------------------------------------</text:p>
      <text:p text:style-name="P12">; Hier folgen Ihre Konstanten Definitionen</text:p>
      <text:p text:style-name="P12">;</text:p>
      <text:p text:style-name="P8">Ora <text:s text:c="4"/><text:tab/>EQU<text:tab/>0<text:tab/><text:span text:style-name="T1">;Portbit für Ora</text:span></text:p>
      <text:p text:style-name="P8">Schalter1<text:tab/>EQU 0</text:p>
      <text:p text:style-name="P8">Schalter2<text:tab/>EQU 1</text:p>
      <text:p text:style-name="P8">Taster1<text:tab/><text:tab/>EQU 2</text:p>
      <text:p text:style-name="P8">Taster2<text:tab/><text:tab/>EQU 3</text:p>
      <text:p text:style-name="P8">LED1_ROT<text:tab/>EQU 4</text:p>
      <text:p text:style-name="P8">LED2_GELB<text:tab/>EQU 5</text:p>
      <text:p text:style-name="P8">LED3_GRUEN<text:tab/>EQU 6</text:p>
      <text:p text:style-name="P8">LED4_ROT<text:tab/>EQU 7</text:p>
      <text:p text:style-name="P8"/>
      <text:p text:style-name="P8">Dauer<text:tab/><text:tab/>EQU 3162<text:tab/><text:span text:style-name="T1">;ca 500ms</text:span></text:p>
      <text:p text:style-name="P8">Dauer2<text:tab/><text:tab/>EQU 2236<text:tab/><text:span text:style-name="T1">;ca 250ms</text:span></text:p>
      <text:p text:style-name="P8"/>
      <text:p text:style-name="P8"/>
      <text:p text:style-name="P8">Datenspeicher<text:tab/>SECTION Data</text:p>
      <text:p text:style-name="P12">;------------------------------------------------------------</text:p>
      <text:p text:style-name="P12">; Hier folgen Ihre Speicher Vereinbarungen</text:p>
      <text:p text:style-name="P12">;</text:p>
      <text:p text:style-name="P8">Mein_Speicher <text:s text:c="10"/>DB <text:s text:c="5"/>12 <text:s text:c="5"/>;Byte Initialisiert</text:p>
      <text:p text:style-name="P8">Mein_Speicher1 <text:s text:c="9"/>DW <text:s text:c="5"/>65 <text:s text:c="5"/>;Word Initialisiert</text:p>
      <text:p text:style-name="P8">Mein_Speicher2 <text:s text:c="9"/>DD <text:s text:c="5"/>4711</text:p>
      <text:p text:style-name="P8">Mein_Text <text:s text:c="14"/>DB <text:s text:c="5"/>'ASCII Text'</text:p>
      <text:p text:style-name="P8"/>
      <text:p text:style-name="P8">Datenspeicher<text:tab/>ENDS</text:p>
      <text:p text:style-name="P12">;</text:p>
      <text:p text:style-name="P12">;</text:p>
      <text:p text:style-name="P8">Programme<text:tab/>Section Code</text:p>
      <text:p text:style-name="P8">ASSUME<text:tab/>DPP3:SYSTEM</text:p>
      <text:p text:style-name="P8"><text:soft-page-break/>ASSUME <text:s/>DPP0:Datenspeicher</text:p>
      <text:p text:style-name="P12">;------------------------------------------------------------</text:p>
      <text:p text:style-name="P12">; Hier stehen Ihre Unterprogramme</text:p>
      <text:p text:style-name="P12">;</text:p>
      <text:p text:style-name="P12">;</text:p>
      <text:p text:style-name="P12">;PInit<text:tab/>Initialisiert den Port Px</text:p>
      <text:p text:style-name="P12">;=====</text:p>
      <text:p text:style-name="P12">;<text:tab/>I: nix</text:p>
      <text:p text:style-name="P12">;<text:tab/>O: nix</text:p>
      <text:p text:style-name="P12">;<text:tab/>Z: Register, die zerstört werden.</text:p>
      <text:p text:style-name="P12">;</text:p>
      <text:p text:style-name="P8">MyUp1<text:tab/>PROC NEAR</text:p>
      <text:p text:style-name="P8"/>
      <text:p text:style-name="P8"><text:tab/>Ret</text:p>
      <text:p text:style-name="P8">MyUp1<text:tab/>EndP</text:p>
      <text:p text:style-name="P8"/>
      <text:p text:style-name="P8">PortInit PROC</text:p>
      <text:p text:style-name="P8"><text:tab/>mov r0,#0x0080</text:p>
      <text:p text:style-name="P8"><text:tab/>mov P0_IOCR_4,r0</text:p>
      <text:p text:style-name="P8"><text:tab/>mov P0_IOCR_5,r0</text:p>
      <text:p text:style-name="P8"><text:tab/>mov P0_IOCR_6,r0</text:p>
      <text:p text:style-name="P8"><text:tab/>mov P0_IOCR_7,r0</text:p>
      <text:p text:style-name="P8"/>
      <text:p text:style-name="P8"><text:tab/>mov r0,#0x0000</text:p>
      <text:p text:style-name="P8"><text:tab/>mov P0_IOCR_0,r0</text:p>
      <text:p text:style-name="P8"><text:tab/>mov P0_IOCR_1,r0</text:p>
      <text:p text:style-name="P8"><text:tab/>mov P0_IOCR_2,r0</text:p>
      <text:p text:style-name="P8"><text:tab/>mov P0_IOCR_3,r0</text:p>
      <text:p text:style-name="P8"><text:tab/>ret</text:p>
      <text:p text:style-name="P8">PortInit EndP</text:p>
      <text:p text:style-name="P8"/>
      <text:p text:style-name="P8">Delay PROC</text:p>
      <text:p text:style-name="P8"><text:tab/>Push r0</text:p>
      <text:p text:style-name="P8"><text:tab/>Mov r0,#Dauer</text:p>
      <text:p text:style-name="P8"><text:tab/>Warte:</text:p>
      <text:p text:style-name="P8"><text:tab/>Call Delay2</text:p>
      <text:p text:style-name="P8"><text:tab/>Cmpd1 r0,#0</text:p>
      <text:p text:style-name="P8"><text:tab/>Jmp cc_NZ,Warte</text:p>
      <text:p text:style-name="P8"><text:tab/>Pop r0</text:p>
      <text:p text:style-name="P8"><text:tab/>ret</text:p>
      <text:p text:style-name="P8">Delay EndP</text:p>
      <text:p text:style-name="P8"/>
      <text:p text:style-name="P8">Delay2 PROC</text:p>
      <text:p text:style-name="P8"><text:tab/>Push r0</text:p>
      <text:p text:style-name="P8"><text:tab/>Mov r0,#Dauer</text:p>
      <text:p text:style-name="P8"><text:tab/>Warte2:</text:p>
      <text:p text:style-name="P8"><text:tab/>Cmpd1 r0,#0</text:p>
      <text:p text:style-name="P8"><text:tab/>Jmp cc_NZ,Warte2</text:p>
      <text:p text:style-name="P8"><text:tab/>Pop r0</text:p>
      <text:p text:style-name="P8"><text:tab/>ret</text:p>
      <text:p text:style-name="P8">Delay2 EndP</text:p>
      <text:p text:style-name="P8"/>
      <text:p text:style-name="P12">;------------------------------------------------------------</text:p>
      <text:p text:style-name="P12">; Hier startet das Hauptprogramm</text:p>
      <text:p text:style-name="P12">;</text:p>
      <text:p text:style-name="P8">A_RESET<text:tab/>PROC TASK STARTUP INTNO RESET = 0</text:p>
      <text:p text:style-name="P8"><text:tab/>mov<text:tab/>r0,BUSCON0</text:p>
      <text:p text:style-name="P8"><text:tab/>and<text:tab/>r0,#0xFF00</text:p>
      <text:p text:style-name="P8"><text:tab/>mov<text:tab/>BUSCON0,r0</text:p>
      <text:p text:style-name="P8"><text:tab/>mov<text:tab/>dpp0,#PAG Datenspeicher<text:tab/><text:tab/>;Page von Datenspeicher =&gt; DPP0</text:p>
      <text:p text:style-name="P8"><text:tab/>mov <text:tab/>KSCCFG,#0x0003; <text:s text:c="4"/><text:tab/><text:tab/>;Module Enable</text:p>
      <text:p text:style-name="P8"><text:tab/>mov <text:tab/>R0,KSCCFG<text:tab/><text:tab/><text:tab/>;wieder ruecklesen</text:p>
      <text:p text:style-name="P8"><text:tab/>JMP<text:tab/>Main<text:tab/></text:p>
      <text:p text:style-name="P8"><text:soft-page-break/>A_RESET<text:tab/>EndP</text:p>
      <text:p text:style-name="P8"/>
      <text:p text:style-name="P8">MAIN<text:tab/>Proc</text:p>
      <text:p text:style-name="P12">;------------------------------------------------------------</text:p>
      <text:p text:style-name="P12">;Hier geht Ihr Hauptprogramm los</text:p>
      <text:p text:style-name="P12">;</text:p>
      <text:p text:style-name="P8"><text:tab/>Call PortInit</text:p>
      <text:p text:style-name="P8"><text:tab/>Loop:</text:p>
      <text:p text:style-name="P8"><text:tab/>Mov r1,#0x0002</text:p>
      <text:p text:style-name="P8"><text:tab/>BMOV P0_OUT.6,r1.0</text:p>
      <text:p text:style-name="P8"><text:tab/>Call Delay</text:p>
      <text:p text:style-name="P8"><text:tab/>BMOV P0_OUT.6,r1.1</text:p>
      <text:p text:style-name="P8"><text:tab/>Call Delay</text:p>
      <text:p text:style-name="P8"><text:tab/>BMOV R0.0,P0_IN.Taster1</text:p>
      <text:p text:style-name="P8"><text:tab/>BMOV P0_OUT.LED1_ROT,R0.0</text:p>
      <text:p text:style-name="P8"><text:tab/>BMOV R0.0,P0_IN.Taster2</text:p>
      <text:p text:style-name="P8"><text:tab/>BMOV P0_OUT.LED2_GELB,R0.0</text:p>
      <text:p text:style-name="P8"><text:tab/>jmp Loop</text:p>
      <text:p text:style-name="P8"><text:tab/><text:tab/></text:p>
      <text:p text:style-name="P8"><text:tab/>Call<text:tab/>MyUp1<text:tab/></text:p>
      <text:p text:style-name="P8"/>
      <text:p text:style-name="P8">Forever:</text:p>
      <text:p text:style-name="P8"/>
      <text:p text:style-name="P8"/>
      <text:p text:style-name="P8"><text:tab/>jmp<text:tab/><text:tab/>Forever</text:p>
      <text:p text:style-name="P12">;</text:p>
      <text:p text:style-name="P12">; <text:s/>Notstop</text:p>
      <text:p text:style-name="P12">;</text:p>
      <text:p text:style-name="P8">StopJetzt:<text:tab/>JMP<text:tab/>StopJetzt</text:p>
      <text:p text:style-name="P8"/>
      <text:p text:style-name="P8">Main<text:tab/><text:tab/>ENDP</text:p>
      <text:p text:style-name="P8"/>
      <text:p text:style-name="P8">Programme<text:tab/>ENDS</text:p>
      <text:p text:style-name="P12">;</text:p>
      <text:p text:style-name="P8"/>
      <text:p text:style-name="P8"><text:tab/>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ans-serif" svg:font-family="sans-serif"/>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15T16:55:20.54</meta:creation-date>
    <meta:document-statistic meta:table-count="0" meta:image-count="0" meta:object-count="0" meta:page-count="7" meta:paragraph-count="309" meta:word-count="1003" meta:character-count="7383"/>
    <dc:date>2017-06-15T18:11:16.09</dc:date>
    <meta:editing-duration>PT15M33S</meta:editing-duration>
    <meta:editing-cycles>1</meta:editing-cycles>
    <meta:generator>OpenOffice/4.1.2$Win32 OpenOffice.org_project/412m3$Build-9782</meta:generator>
  </office:meta>
</office:document-meta>
</file>